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5.14pt"/>
    </style:style>
    <style:style style:name="co3" style:family="table-column">
      <style:table-column-properties fo:break-before="auto" style:column-width="45.41pt"/>
    </style:style>
    <style:style style:name="co4" style:family="table-column">
      <style:table-column-properties fo:break-before="auto" style:column-width="107.15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102.9pt"/>
    </style:style>
    <style:style style:name="co7" style:family="table-column">
      <style:table-column-properties fo:break-before="auto" style:column-width="82.29pt"/>
    </style:style>
    <style:style style:name="co8" style:family="table-column">
      <style:table-column-properties fo:break-before="auto" style:column-width="78.01pt"/>
    </style:style>
    <style:style style:name="co9" style:family="table-column">
      <style:table-column-properties fo:break-before="auto" style:column-width="94.3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21.17pt" svg:height="461.88pt" svg:x="13.21pt" svg:y="337.07pt">
            <loext:p draw:notify-on-update-of-ranges="Sheet1.A1:Sheet1.A1 Sheet1.A2:Sheet1.A21 Sheet1.D1:Sheet1.D1 Sheet1.D2:Sheet1.D21 Sheet1.G1:Sheet1.G1 Sheet1.G2:Sheet1.G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39.79pt" svg:height="472.37pt" svg:x="0pt" svg:y="814.37pt">
            <loext:p draw:notify-on-update-of-ranges="Sheet1.E1:Sheet1.E1 Sheet1.E2:Sheet1.E21 Sheet1.H1:Sheet1.H1 Sheet1.H2:Sheet1.H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03.74pt" svg:height="508.34pt" svg:x="4.17pt" svg:y="1301.7pt">
            <loext:p draw:notify-on-update-of-ranges="Sheet1.F1:Sheet1.F1 Sheet1.F2:Sheet1.F21 Sheet1.I1:Sheet1.I1 Sheet1.I2:Sheet1.I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ps Bellman</text:p>
          </table:table-cell>
          <table:table-cell office:value-type="string" calcext:value-type="string">
            <text:p>Heap</text:p>
          </table:table-cell>
          <table:table-cell/>
          <table:table-cell office:value-type="string" calcext:value-type="string">
            <text:p>Temps Dijkstra</text:p>
          </table:table-cell>
          <table:table-cell office:value-type="string" calcext:value-type="string">
            <text:p>Nodes Dijkstra</text:p>
          </table:table-cell>
          <table:table-cell office:value-type="string" calcext:value-type="string">
            <text:p>Heap Dijkstra</text:p>
          </table:table-cell>
          <table:table-cell office:value-type="string" calcext:value-type="string">
            <text:p>Temps A*</text:p>
          </table:table-cell>
          <table:table-cell office:value-type="string" calcext:value-type="string">
            <text:p>Node A*</text:p>
          </table:table-cell>
          <table:table-cell office:value-type="string" calcext:value-type="string">
            <text:p>Heap A*</text:p>
          </table:table-cell>
          <table:table-cell/>
        </table:table-row>
        <table:table-row table:style-name="ro1">
          <table:table-cell office:value-type="float" office:value="24307" calcext:value-type="float">
            <text:p>24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39" calcext:value-type="float">
            <text:p>11539</text:p>
          </table:table-cell>
          <table:table-cell office:value-type="float" office:value="20737" calcext:value-type="float">
            <text:p>20737</text:p>
          </table:table-cell>
          <table:table-cell office:value-type="float" office:value="332" calcext:value-type="float">
            <text:p>332</text:p>
          </table:table-cell>
          <table:table-cell office:value-type="float" office:value="1512" calcext:value-type="float">
            <text:p>1512</text:p>
          </table:table-cell>
          <table:table-cell office:value-type="float" office:value="5238" calcext:value-type="float">
            <text:p>5238</text:p>
          </table:table-cell>
          <table:table-cell office:value-type="float" office:value="309" calcext:value-type="float">
            <text:p>309</text:p>
          </table:table-cell>
          <table:table-cell/>
        </table:table-row>
        <table:table-row table:style-name="ro1">
          <table:table-cell office:value-type="float" office:value="22419" calcext:value-type="float">
            <text:p>22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82" calcext:value-type="float">
            <text:p>22282</text:p>
          </table:table-cell>
          <table:table-cell office:value-type="float" office:value="56349" calcext:value-type="float">
            <text:p>56349</text:p>
          </table:table-cell>
          <table:table-cell office:value-type="float" office:value="318" calcext:value-type="float">
            <text:p>318</text:p>
          </table:table-cell>
          <table:table-cell office:value-type="float" office:value="16920" calcext:value-type="float">
            <text:p>16920</text:p>
          </table:table-cell>
          <table:table-cell office:value-type="float" office:value="39051" calcext:value-type="float">
            <text:p>39051</text:p>
          </table:table-cell>
          <table:table-cell office:value-type="float" office:value="371" calcext:value-type="float">
            <text:p>371</text:p>
          </table:table-cell>
          <table:table-cell/>
        </table:table-row>
        <table:table-row table:style-name="ro1">
          <table:table-cell office:value-type="float" office:value="23591" calcext:value-type="float">
            <text:p>23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66" calcext:value-type="float">
            <text:p>28566</text:p>
          </table:table-cell>
          <table:table-cell office:value-type="float" office:value="103551" calcext:value-type="float">
            <text:p>103551</text:p>
          </table:table-cell>
          <table:table-cell office:value-type="float" office:value="339" calcext:value-type="float">
            <text:p>339</text:p>
          </table:table-cell>
          <table:table-cell office:value-type="float" office:value="23520" calcext:value-type="float">
            <text:p>23520</text:p>
          </table:table-cell>
          <table:table-cell office:value-type="float" office:value="54676" calcext:value-type="float">
            <text:p>54676</text:p>
          </table:table-cell>
          <table:table-cell office:value-type="float" office:value="455" calcext:value-type="float">
            <text:p>455</text:p>
          </table:table-cell>
          <table:table-cell/>
        </table:table-row>
        <table:table-row table:style-name="ro1">
          <table:table-cell office:value-type="float" office:value="21421" calcext:value-type="float">
            <text:p>21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56" calcext:value-type="float">
            <text:p>8556</text:p>
          </table:table-cell>
          <table:table-cell office:value-type="float" office:value="22524" calcext:value-type="float">
            <text:p>22524</text:p>
          </table:table-cell>
          <table:table-cell office:value-type="float" office:value="239" calcext:value-type="float">
            <text:p>239</text:p>
          </table:table-cell>
          <table:table-cell office:value-type="float" office:value="2331" calcext:value-type="float">
            <text:p>2331</text:p>
          </table:table-cell>
          <table:table-cell office:value-type="float" office:value="7049" calcext:value-type="float">
            <text:p>7049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17948" calcext:value-type="float">
            <text:p>17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13" calcext:value-type="float">
            <text:p>7213</text:p>
          </table:table-cell>
          <table:table-cell office:value-type="float" office:value="41703" calcext:value-type="float">
            <text:p>41703</text:p>
          </table:table-cell>
          <table:table-cell office:value-type="float" office:value="225" calcext:value-type="float">
            <text:p>225</text:p>
          </table:table-cell>
          <table:table-cell office:value-type="float" office:value="1154" calcext:value-type="float">
            <text:p>1154</text:p>
          </table:table-cell>
          <table:table-cell office:value-type="float" office:value="8113" calcext:value-type="float">
            <text:p>8113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21712" calcext:value-type="float">
            <text:p>21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50" calcext:value-type="float">
            <text:p>12650</text:p>
          </table:table-cell>
          <table:table-cell office:value-type="float" office:value="54961" calcext:value-type="float">
            <text:p>54961</text:p>
          </table:table-cell>
          <table:table-cell office:value-type="float" office:value="327" calcext:value-type="float">
            <text:p>327</text:p>
          </table:table-cell>
          <table:table-cell office:value-type="float" office:value="3821" calcext:value-type="float">
            <text:p>3821</text:p>
          </table:table-cell>
          <table:table-cell office:value-type="float" office:value="18929" calcext:value-type="float">
            <text:p>18929</text:p>
          </table:table-cell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18832" calcext:value-type="float">
            <text:p>18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31" calcext:value-type="float">
            <text:p>6131</text:p>
          </table:table-cell>
          <table:table-cell office:value-type="float" office:value="36133" calcext:value-type="float">
            <text:p>36133</text:p>
          </table:table-cell>
          <table:table-cell office:value-type="float" office:value="233" calcext:value-type="float">
            <text:p>233</text:p>
          </table:table-cell>
          <table:table-cell office:value-type="float" office:value="571" calcext:value-type="float">
            <text:p>571</text:p>
          </table:table-cell>
          <table:table-cell office:value-type="float" office:value="5884" calcext:value-type="float">
            <text:p>5884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21893" calcext:value-type="float">
            <text:p>21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298" calcext:value-type="float">
            <text:p>33298</text:p>
          </table:table-cell>
          <table:table-cell office:value-type="float" office:value="117375" calcext:value-type="float">
            <text:p>117375</text:p>
          </table:table-cell>
          <table:table-cell office:value-type="float" office:value="366" calcext:value-type="float">
            <text:p>366</text:p>
          </table:table-cell>
          <table:table-cell office:value-type="float" office:value="23616" calcext:value-type="float">
            <text:p>23616</text:p>
          </table:table-cell>
          <table:table-cell office:value-type="float" office:value="70335" calcext:value-type="float">
            <text:p>70335</text:p>
          </table:table-cell>
          <table:table-cell office:value-type="float" office:value="437" calcext:value-type="float">
            <text:p>437</text:p>
          </table:table-cell>
          <table:table-cell/>
        </table:table-row>
        <table:table-row table:style-name="ro1">
          <table:table-cell office:value-type="float" office:value="21202" calcext:value-type="float">
            <text:p>21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71" calcext:value-type="float">
            <text:p>22471</text:p>
          </table:table-cell>
          <table:table-cell office:value-type="float" office:value="71331" calcext:value-type="float">
            <text:p>71331</text:p>
          </table:table-cell>
          <table:table-cell office:value-type="float" office:value="345" calcext:value-type="float">
            <text:p>345</text:p>
          </table:table-cell>
          <table:table-cell office:value-type="float" office:value="17126" calcext:value-type="float">
            <text:p>17126</text:p>
          </table:table-cell>
          <table:table-cell office:value-type="float" office:value="46665" calcext:value-type="float">
            <text:p>46665</text:p>
          </table:table-cell>
          <table:table-cell office:value-type="float" office:value="453" calcext:value-type="float">
            <text:p>453</text:p>
          </table:table-cell>
          <table:table-cell/>
        </table:table-row>
        <table:table-row table:style-name="ro1">
          <table:table-cell office:value-type="float" office:value="22761" calcext:value-type="float">
            <text:p>22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00" calcext:value-type="float">
            <text:p>14700</text:p>
          </table:table-cell>
          <table:table-cell office:value-type="float" office:value="52333" calcext:value-type="float">
            <text:p>52333</text:p>
          </table:table-cell>
          <table:table-cell office:value-type="float" office:value="250" calcext:value-type="float">
            <text:p>250</text:p>
          </table:table-cell>
          <table:table-cell office:value-type="float" office:value="18929" calcext:value-type="float">
            <text:p>18929</text:p>
          </table:table-cell>
          <table:table-cell office:value-type="float" office:value="34915" calcext:value-type="float">
            <text:p>34915</text:p>
          </table:table-cell>
          <table:table-cell office:value-type="float" office:value="457" calcext:value-type="float">
            <text:p>457</text:p>
          </table:table-cell>
          <table:table-cell/>
        </table:table-row>
        <table:table-row table:style-name="ro1">
          <table:table-cell office:value-type="float" office:value="24929" calcext:value-type="float">
            <text:p>24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38" calcext:value-type="float">
            <text:p>4038</text:p>
          </table:table-cell>
          <table:table-cell office:value-type="float" office:value="22796" calcext:value-type="float">
            <text:p>22796</text:p>
          </table:table-cell>
          <table:table-cell office:value-type="float" office:value="209" calcext:value-type="float">
            <text:p>209</text:p>
          </table:table-cell>
          <table:table-cell office:value-type="float" office:value="4157" calcext:value-type="float">
            <text:p>4157</text:p>
          </table:table-cell>
          <table:table-cell office:value-type="float" office:value="12036" calcext:value-type="float">
            <text:p>12036</text:p>
          </table:table-cell>
          <table:table-cell office:value-type="float" office:value="463" calcext:value-type="float">
            <text:p>463</text:p>
          </table:table-cell>
          <table:table-cell/>
        </table:table-row>
        <table:table-row table:style-name="ro1">
          <table:table-cell office:value-type="float" office:value="27513" calcext:value-type="float">
            <text:p>27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" calcext:value-type="float">
            <text:p>783</text:p>
          </table:table-cell>
          <table:table-cell office:value-type="float" office:value="8919" calcext:value-type="float">
            <text:p>8919</text:p>
          </table:table-cell>
          <table:table-cell office:value-type="float" office:value="125" calcext:value-type="float">
            <text:p>125</text:p>
          </table:table-cell>
          <table:table-cell office:value-type="float" office:value="370" calcext:value-type="float">
            <text:p>370</text:p>
          </table:table-cell>
          <table:table-cell office:value-type="float" office:value="5317" calcext:value-type="float">
            <text:p>5317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21118" calcext:value-type="float">
            <text:p>21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" calcext:value-type="float">
            <text:p>805</text:p>
          </table:table-cell>
          <table:table-cell office:value-type="float" office:value="8995" calcext:value-type="float">
            <text:p>8995</text:p>
          </table:table-cell>
          <table:table-cell office:value-type="float" office:value="141" calcext:value-type="float">
            <text:p>141</text:p>
          </table:table-cell>
          <table:table-cell office:value-type="float" office:value="54" calcext:value-type="float">
            <text:p>54</text:p>
          </table:table-cell>
          <table:table-cell office:value-type="float" office:value="1051" calcext:value-type="float">
            <text:p>1051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17153" calcext:value-type="float">
            <text:p>17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91" calcext:value-type="float">
            <text:p>27691</text:p>
          </table:table-cell>
          <table:table-cell office:value-type="float" office:value="90537" calcext:value-type="float">
            <text:p>90537</text:p>
          </table:table-cell>
          <table:table-cell office:value-type="float" office:value="385" calcext:value-type="float">
            <text:p>385</text:p>
          </table:table-cell>
          <table:table-cell office:value-type="float" office:value="5779" calcext:value-type="float">
            <text:p>5779</text:p>
          </table:table-cell>
          <table:table-cell office:value-type="float" office:value="13456" calcext:value-type="float">
            <text:p>13456</text:p>
          </table:table-cell>
          <table:table-cell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float" office:value="26179" calcext:value-type="float">
            <text:p>26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90" calcext:value-type="float">
            <text:p>17890</text:p>
          </table:table-cell>
          <table:table-cell office:value-type="float" office:value="56505" calcext:value-type="float">
            <text:p>56505</text:p>
          </table:table-cell>
          <table:table-cell office:value-type="float" office:value="374" calcext:value-type="float">
            <text:p>374</text:p>
          </table:table-cell>
          <table:table-cell office:value-type="float" office:value="544" calcext:value-type="float">
            <text:p>544</text:p>
          </table:table-cell>
          <table:table-cell office:value-type="float" office:value="5447" calcext:value-type="float">
            <text:p>5447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16020" calcext:value-type="float">
            <text:p>16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26" calcext:value-type="float">
            <text:p>21026</text:p>
          </table:table-cell>
          <table:table-cell office:value-type="float" office:value="85438" calcext:value-type="float">
            <text:p>85438</text:p>
          </table:table-cell>
          <table:table-cell office:value-type="float" office:value="335" calcext:value-type="float">
            <text:p>335</text:p>
          </table:table-cell>
          <table:table-cell office:value-type="float" office:value="4110" calcext:value-type="float">
            <text:p>4110</text:p>
          </table:table-cell>
          <table:table-cell office:value-type="float" office:value="16926" calcext:value-type="float">
            <text:p>16926</text:p>
          </table:table-cell>
          <table:table-cell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float" office:value="19880" calcext:value-type="float">
            <text:p>19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48" calcext:value-type="float">
            <text:p>25348</text:p>
          </table:table-cell>
          <table:table-cell office:value-type="float" office:value="54475" calcext:value-type="float">
            <text:p>54475</text:p>
          </table:table-cell>
          <table:table-cell office:value-type="float" office:value="464" calcext:value-type="float">
            <text:p>464</text:p>
          </table:table-cell>
          <table:table-cell office:value-type="float" office:value="206" calcext:value-type="float">
            <text:p>206</text:p>
          </table:table-cell>
          <table:table-cell office:value-type="float" office:value="2990" calcext:value-type="float">
            <text:p>2990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16615" calcext:value-type="float">
            <text:p>16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79" calcext:value-type="float">
            <text:p>9979</text:p>
          </table:table-cell>
          <table:table-cell office:value-type="float" office:value="44582" calcext:value-type="float">
            <text:p>44582</text:p>
          </table:table-cell>
          <table:table-cell office:value-type="float" office:value="268" calcext:value-type="float">
            <text:p>268</text:p>
          </table:table-cell>
          <table:table-cell office:value-type="float" office:value="185" calcext:value-type="float">
            <text:p>185</text:p>
          </table:table-cell>
          <table:table-cell office:value-type="float" office:value="2569" calcext:value-type="float">
            <text:p>2569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4822" calcext:value-type="float">
            <text:p>24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82" calcext:value-type="float">
            <text:p>3782</text:p>
          </table:table-cell>
          <table:table-cell office:value-type="float" office:value="29616" calcext:value-type="float">
            <text:p>29616</text:p>
          </table:table-cell>
          <table:table-cell office:value-type="float" office:value="163" calcext:value-type="float">
            <text:p>163</text:p>
          </table:table-cell>
          <table:table-cell office:value-type="float" office:value="1111" calcext:value-type="float">
            <text:p>1111</text:p>
          </table:table-cell>
          <table:table-cell office:value-type="float" office:value="12174" calcext:value-type="float">
            <text:p>12174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28161" calcext:value-type="float">
            <text:p>28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25" calcext:value-type="float">
            <text:p>11525</text:p>
          </table:table-cell>
          <table:table-cell office:value-type="float" office:value="32522" calcext:value-type="float">
            <text:p>32522</text:p>
          </table:table-cell>
          <table:table-cell office:value-type="float" office:value="371" calcext:value-type="float">
            <text:p>371</text:p>
          </table:table-cell>
          <table:table-cell office:value-type="float" office:value="3665" calcext:value-type="float">
            <text:p>3665</text:p>
          </table:table-cell>
          <table:table-cell office:value-type="float" office:value="15614" calcext:value-type="float">
            <text:p>15614</text:p>
          </table:table-cell>
          <table:table-cell office:value-type="float" office:value="340" calcext:value-type="float">
            <text:p>34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0:21:24.464118253</meta:creation-date>
    <dc:date>2018-05-25T10:41:15.214613777</dc:date>
    <meta:editing-duration>PT9M36S</meta:editing-duration>
    <meta:editing-cycles>2</meta:editing-cycles>
    <meta:generator>LibreOffice/5.1.6.2$Linux_X86_64 LibreOffice_project/10m0$Build-2</meta:generator>
    <meta:document-statistic meta:table-count="1" meta:cell-count="18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97cm" svg:height="16.295cm" xlink:href=".." xlink:type="simple" chart:class="chart:bar" chart:style-name="ch1">
        <chart:title svg:x="10.182cm" svg:y="0.461cm" chart:style-name="ch2">
          <text:p>Temps de calcul des différents algorithmes</text:p>
        </chart:title>
        <chart:legend chart:legend-position="end" svg:x="25.94cm" svg:y="7.35cm" style:legend-expansion="high" chart:style-name="ch3"/>
        <chart:plot-area chart:style-name="ch4" table:cell-range-address="Sheet1.A1:Sheet1.A21 Sheet1.D1:Sheet1.D21 Sheet1.G1:Sheet1.G21" chart:data-source-has-labels="row" svg:x="1.96cm" svg:y="1.565cm" svg:width="23.401cm" svg:height="14.405cm">
          <chartooo:coordinate-region svg:x="3.137cm" svg:y="1.764cm" svg:width="22.224cm" svg:height="13.559cm"/>
          <chart:axis chart:dimension="x" chart:name="primary-x" chart:style-name="ch5"/>
          <chart:axis chart:dimension="y" chart:name="primary-y" chart:style-name="ch6">
            <chart:title svg:x="0.451cm" svg:y="9.287cm" chart:style-name="ch7">
              <text:p>Temps
en ms</text:p>
            </chart:title>
            <chart:grid chart:style-name="ch8" chart:class="major"/>
          </chart:axis>
          <chart:series chart:style-name="ch9" chart:values-cell-range-address="Sheet1.A2:Sheet1.A21" chart:label-cell-address="Sheet1.A1:Sheet1.A1" chart:class="chart:bar">
            <chart:data-point chart:repeated="20"/>
          </chart:series>
          <chart:series chart:style-name="ch10" chart:values-cell-range-address="Sheet1.D2:Sheet1.D21" chart:label-cell-address="Sheet1.D1:Sheet1.D1" chart:class="chart:bar">
            <chart:data-point chart:repeated="20"/>
          </chart:series>
          <chart:series chart:style-name="ch11" chart:values-cell-range-address="Sheet1.G2:Sheet1.G21" chart:label-cell-address="Sheet1.G1:Sheet1.G1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ps Bellman</text:p>
                <draw:g>
                  <svg:desc>Sheet1.A1:Sheet1.A1</svg:desc>
                </draw:g>
              </table:table-cell>
              <table:table-cell office:value-type="string">
                <text:p>Temps Dijkstra</text:p>
                <draw:g>
                  <svg:desc>Sheet1.D1:Sheet1.D1</svg:desc>
                </draw:g>
              </table:table-cell>
              <table:table-cell office:value-type="string">
                <text:p>Temps A*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307">
                <text:p>24307</text:p>
                <draw:g>
                  <svg:desc>Sheet1.A2:Sheet1.A21</svg:desc>
                </draw:g>
              </table:table-cell>
              <table:table-cell office:value-type="float" office:value="11539">
                <text:p>11539</text:p>
                <draw:g>
                  <svg:desc>Sheet1.D2:Sheet1.D21</svg:desc>
                </draw:g>
              </table:table-cell>
              <table:table-cell office:value-type="float" office:value="1512">
                <text:p>1512</text:p>
                <draw:g>
                  <svg:desc>Sheet1.G2:Sheet1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419">
                <text:p>22419</text:p>
              </table:table-cell>
              <table:table-cell office:value-type="float" office:value="22282">
                <text:p>22282</text:p>
              </table:table-cell>
              <table:table-cell office:value-type="float" office:value="16920">
                <text:p>169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591">
                <text:p>23591</text:p>
              </table:table-cell>
              <table:table-cell office:value-type="float" office:value="28566">
                <text:p>28566</text:p>
              </table:table-cell>
              <table:table-cell office:value-type="float" office:value="23520">
                <text:p>235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421">
                <text:p>21421</text:p>
              </table:table-cell>
              <table:table-cell office:value-type="float" office:value="8556">
                <text:p>8556</text:p>
              </table:table-cell>
              <table:table-cell office:value-type="float" office:value="2331">
                <text:p>23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948">
                <text:p>17948</text:p>
              </table:table-cell>
              <table:table-cell office:value-type="float" office:value="7213">
                <text:p>7213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712">
                <text:p>21712</text:p>
              </table:table-cell>
              <table:table-cell office:value-type="float" office:value="12650">
                <text:p>12650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832">
                <text:p>18832</text:p>
              </table:table-cell>
              <table:table-cell office:value-type="float" office:value="6131">
                <text:p>6131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893">
                <text:p>21893</text:p>
              </table:table-cell>
              <table:table-cell office:value-type="float" office:value="33298">
                <text:p>33298</text:p>
              </table:table-cell>
              <table:table-cell office:value-type="float" office:value="23616">
                <text:p>23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202">
                <text:p>21202</text:p>
              </table:table-cell>
              <table:table-cell office:value-type="float" office:value="22471">
                <text:p>22471</text:p>
              </table:table-cell>
              <table:table-cell office:value-type="float" office:value="17126">
                <text:p>171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761">
                <text:p>22761</text:p>
              </table:table-cell>
              <table:table-cell office:value-type="float" office:value="14700">
                <text:p>14700</text:p>
              </table:table-cell>
              <table:table-cell office:value-type="float" office:value="18929">
                <text:p>189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929">
                <text:p>24929</text:p>
              </table:table-cell>
              <table:table-cell office:value-type="float" office:value="4038">
                <text:p>4038</text:p>
              </table:table-cell>
              <table:table-cell office:value-type="float" office:value="4157">
                <text:p>41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513">
                <text:p>27513</text:p>
              </table:table-cell>
              <table:table-cell office:value-type="float" office:value="783">
                <text:p>78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118">
                <text:p>21118</text:p>
              </table:table-cell>
              <table:table-cell office:value-type="float" office:value="805">
                <text:p>80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153">
                <text:p>17153</text:p>
              </table:table-cell>
              <table:table-cell office:value-type="float" office:value="27691">
                <text:p>27691</text:p>
              </table:table-cell>
              <table:table-cell office:value-type="float" office:value="5779">
                <text:p>57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179">
                <text:p>26179</text:p>
              </table:table-cell>
              <table:table-cell office:value-type="float" office:value="17890">
                <text:p>17890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20">
                <text:p>16020</text:p>
              </table:table-cell>
              <table:table-cell office:value-type="float" office:value="21026">
                <text:p>21026</text:p>
              </table:table-cell>
              <table:table-cell office:value-type="float" office:value="4110">
                <text:p>41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880">
                <text:p>19880</text:p>
              </table:table-cell>
              <table:table-cell office:value-type="float" office:value="25348">
                <text:p>2534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615">
                <text:p>16615</text:p>
              </table:table-cell>
              <table:table-cell office:value-type="float" office:value="9979">
                <text:p>997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822">
                <text:p>24822</text:p>
              </table:table-cell>
              <table:table-cell office:value-type="float" office:value="3782">
                <text:p>3782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161">
                <text:p>28161</text:p>
              </table:table-cell>
              <table:table-cell office:value-type="float" office:value="11525">
                <text:p>11525</text:p>
              </table:table-cell>
              <table:table-cell office:value-type="float" office:value="3665">
                <text:p>36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627cm" svg:height="16.665cm" xlink:href=".." xlink:type="simple" chart:class="chart:bar" chart:style-name="ch1">
        <chart:title svg:x="9.544cm" svg:y="0.469cm" chart:style-name="ch2">
          <text:p>Nombre de noeuds évalués par le Dijkstra et par l'A*</text:p>
        </chart:title>
        <chart:legend chart:legend-position="end" svg:x="26.623cm" svg:y="7.784cm" style:legend-expansion="high" chart:style-name="ch3"/>
        <chart:plot-area chart:style-name="ch4" table:cell-range-address="Sheet1.E1:Sheet1.E21 Sheet1.H1:Sheet1.H21" chart:data-source-has-labels="row" svg:x="1.973cm" svg:y="1.581cm" svg:width="24.058cm" svg:height="14.751cm">
          <chartooo:coordinate-region svg:x="3.335cm" svg:y="1.78cm" svg:width="22.696cm" svg:height="13.905cm"/>
          <chart:axis chart:dimension="x" chart:name="primary-x" chart:style-name="ch5"/>
          <chart:axis chart:dimension="y" chart:name="primary-y" chart:style-name="ch6">
            <chart:title svg:x="0.451cm" svg:y="9.781cm" chart:style-name="ch7">
              <text:p>Nombre
de noeuds</text:p>
            </chart:title>
            <chart:grid chart:style-name="ch8" chart:class="major"/>
          </chart:axis>
          <chart:series chart:style-name="ch9" chart:values-cell-range-address="Sheet1.E2:Sheet1.E21" chart:label-cell-address="Sheet1.E1:Sheet1.E1" chart:class="chart:bar">
            <chart:data-point chart:repeated="20"/>
          </chart:series>
          <chart:series chart:style-name="ch10" chart:values-cell-range-address="Sheet1.H2:Sheet1.H21" chart:label-cell-address="Sheet1.H1:Sheet1.H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des Dijkstra</text:p>
                <draw:g>
                  <svg:desc>Sheet1.E1:Sheet1.E1</svg:desc>
                </draw:g>
              </table:table-cell>
              <table:table-cell office:value-type="string">
                <text:p>Node A*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737">
                <text:p>20737</text:p>
                <draw:g>
                  <svg:desc>Sheet1.E2:Sheet1.E21</svg:desc>
                </draw:g>
              </table:table-cell>
              <table:table-cell office:value-type="float" office:value="5238">
                <text:p>5238</text:p>
                <draw:g>
                  <svg:desc>Sheet1.H2:Sheet1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349">
                <text:p>56349</text:p>
              </table:table-cell>
              <table:table-cell office:value-type="float" office:value="39051">
                <text:p>390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551">
                <text:p>103551</text:p>
              </table:table-cell>
              <table:table-cell office:value-type="float" office:value="54676">
                <text:p>546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24">
                <text:p>22524</text:p>
              </table:table-cell>
              <table:table-cell office:value-type="float" office:value="7049">
                <text:p>70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703">
                <text:p>41703</text:p>
              </table:table-cell>
              <table:table-cell office:value-type="float" office:value="8113">
                <text:p>81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961">
                <text:p>54961</text:p>
              </table:table-cell>
              <table:table-cell office:value-type="float" office:value="18929">
                <text:p>189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133">
                <text:p>36133</text:p>
              </table:table-cell>
              <table:table-cell office:value-type="float" office:value="5884">
                <text:p>58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7375">
                <text:p>117375</text:p>
              </table:table-cell>
              <table:table-cell office:value-type="float" office:value="70335">
                <text:p>703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331">
                <text:p>71331</text:p>
              </table:table-cell>
              <table:table-cell office:value-type="float" office:value="46665">
                <text:p>466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333">
                <text:p>52333</text:p>
              </table:table-cell>
              <table:table-cell office:value-type="float" office:value="34915">
                <text:p>349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796">
                <text:p>22796</text:p>
              </table:table-cell>
              <table:table-cell office:value-type="float" office:value="12036">
                <text:p>120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19">
                <text:p>8919</text:p>
              </table:table-cell>
              <table:table-cell office:value-type="float" office:value="5317">
                <text:p>53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95">
                <text:p>8995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537">
                <text:p>90537</text:p>
              </table:table-cell>
              <table:table-cell office:value-type="float" office:value="13456">
                <text:p>134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505">
                <text:p>56505</text:p>
              </table:table-cell>
              <table:table-cell office:value-type="float" office:value="5447">
                <text:p>54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438">
                <text:p>85438</text:p>
              </table:table-cell>
              <table:table-cell office:value-type="float" office:value="16926">
                <text:p>169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475">
                <text:p>54475</text:p>
              </table:table-cell>
              <table:table-cell office:value-type="float" office:value="2990">
                <text:p>29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582">
                <text:p>44582</text:p>
              </table:table-cell>
              <table:table-cell office:value-type="float" office:value="2569">
                <text:p>25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616">
                <text:p>29616</text:p>
              </table:table-cell>
              <table:table-cell office:value-type="float" office:value="12174">
                <text:p>121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522">
                <text:p>32522</text:p>
              </table:table-cell>
              <table:table-cell office:value-type="float" office:value="15614">
                <text:p>156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883cm" svg:height="17.934cm" xlink:href=".." xlink:type="simple" chart:class="chart:bar" chart:style-name="ch1">
        <chart:title svg:x="11.307cm" svg:y="0.494cm" chart:style-name="ch2">
          <text:p>Taille de la file de priorité du Dijkstra et de l'A*</text:p>
        </chart:title>
        <chart:legend chart:legend-position="end" svg:x="29.064cm" svg:y="8.419cm" style:legend-expansion="high" chart:style-name="ch3"/>
        <chart:plot-area chart:style-name="ch4" table:cell-range-address="Sheet1.F1:Sheet1.F21 Sheet1.I1:Sheet1.I21" chart:data-source-has-labels="row" svg:x="1.648cm" svg:y="1.631cm" svg:width="26.779cm" svg:height="15.945cm">
          <chartooo:coordinate-region svg:x="2.455cm" svg:y="1.831cm" svg:width="25.972cm" svg:height="15.098cm"/>
          <chart:axis chart:dimension="x" chart:name="primary-x" chart:style-name="ch5"/>
          <chart:axis chart:dimension="y" chart:name="primary-y" chart:style-name="ch6">
            <chart:title svg:x="0.451cm" svg:y="11.407cm" chart:style-name="ch7">
              <text:p>Taille de la file depriorité</text:p>
            </chart:title>
            <chart:grid chart:style-name="ch8" chart:class="major"/>
          </chart:axis>
          <chart:series chart:style-name="ch9" chart:values-cell-range-address="Sheet1.F2:Sheet1.F21" chart:label-cell-address="Sheet1.F1:Sheet1.F1" chart:class="chart:bar">
            <chart:data-point chart:repeated="20"/>
          </chart:series>
          <chart:series chart:style-name="ch10" chart:values-cell-range-address="Sheet1.I2:Sheet1.I21" chart:label-cell-address="Sheet1.I1:Sheet1.I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p Dijkstra</text:p>
                <draw:g>
                  <svg:desc>Sheet1.F1:Sheet1.F1</svg:desc>
                </draw:g>
              </table:table-cell>
              <table:table-cell office:value-type="string">
                <text:p>Heap A*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2">
                <text:p>332</text:p>
                <draw:g>
                  <svg:desc>Sheet1.F2:Sheet1.F21</svg:desc>
                </draw:g>
              </table:table-cell>
              <table:table-cell office:value-type="float" office:value="309">
                <text:p>309</text:p>
                <draw:g>
                  <svg:desc>Sheet1.I2:Sheet1.I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8">
                <text:p>318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9">
                <text:p>33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9">
                <text:p>239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5">
                <text:p>22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">
                <text:p>327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3">
                <text:p>23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6">
                <text:p>366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5">
                <text:p>345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">
                <text:p>25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9">
                <text:p>20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">
                <text:p>12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1">
                <text:p>14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5">
                <text:p>385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4">
                <text:p>37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5">
                <text:p>335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4">
                <text:p>46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8">
                <text:p>26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3">
                <text:p>16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1">
                <text:p>371</text:p>
              </table:table-cell>
              <table:table-cell office:value-type="float" office:value="340">
                <text:p>3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